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border-top="none" fo:border-left="none" fo:border-bottom="0.0208in solid #000000" fo:border-right="none" fo:padding-top="0in" fo:padding-left="0in" fo:padding-bottom="0.0138in" fo:padding-right="0in" style:shadow="none"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fo:font-style="italic" style:font-style-asian="italic" style:font-style-complex="italic"/>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fo:font-style="italic" style:font-style-asian="italic" style:font-style-complex="italic"/>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style>
    <style:style style:name="P12" style:parent-style-name="Normal" style:family="paragraph">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P20" style:parent-style-name="Normal" style:list-style-name="LFO1" style:family="paragraph"/>
    <style:style style:name="T21" style:parent-style-name="Policepardéfaut" style:family="text">
      <style:text-properties fo:font-weight="bold" style:font-weight-asian="bold" style:font-weight-complex="bold"/>
    </style:style>
    <style:style style:name="P22" style:parent-style-name="Normal" style:list-style-name="LFO1" style:family="paragraph"/>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T26" style:parent-style-name="Policepardéfaut" style:family="text">
      <style:text-properties fo:font-weight="bold" style:font-weight-asian="bold" style:font-weight-complex="bold"/>
    </style:style>
    <style:style style:name="P27" style:parent-style-name="Normal" style:list-style-name="LFO2" style:family="paragraph"/>
    <style:style style:name="T28" style:parent-style-name="Policepardéfaut" style:family="text">
      <style:text-properties fo:font-weight="bold" style:font-weight-asian="bold" style:font-weight-complex="bold"/>
    </style:style>
    <style:style style:name="P29" style:parent-style-name="Normal" style:list-style-name="LFO2" style:family="paragraph"/>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style>
    <style:style style:name="P32" style:parent-style-name="Normal" style:list-style-name="LFO3" style:family="paragraph"/>
    <style:style style:name="T33" style:parent-style-name="Policepardéfaut" style:family="text">
      <style:text-properties fo:font-weight="bold" style:font-weight-asian="bold" style:font-weight-complex="bold"/>
    </style:style>
    <style:style style:name="P34" style:parent-style-name="Normal" style:list-style-name="LFO3" style:family="paragraph"/>
    <style:style style:name="T35" style:parent-style-name="Policepardéfaut" style:family="text">
      <style:text-properties fo:font-weight="bold" style:font-weight-asian="bold" style:font-weight-complex="bold"/>
    </style:style>
    <style:style style:name="P36" style:parent-style-name="Normal" style:list-style-name="LFO3"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list-style-name="LFO5" style:family="paragraph"/>
    <style:style style:name="T40" style:parent-style-name="Policepardéfaut" style:family="text">
      <style:text-properties fo:font-weight="bold" style:font-weight-asian="bold" style:font-weight-complex="bold"/>
    </style:style>
    <style:style style:name="P41" style:parent-style-name="Normal" style:list-style-name="LFO5" style:family="paragraph"/>
    <style:style style:name="T42" style:parent-style-name="Policepardéfaut" style:family="text">
      <style:text-properties fo:font-weight="bold" style:font-weight-asian="bold" style:font-weight-complex="bold"/>
    </style:style>
    <style:style style:name="P43" style:parent-style-name="Normal" style:list-style-name="LFO5" style:family="paragraph"/>
    <style:style style:name="T44" style:parent-style-name="Policepardéfau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6" style:family="paragraph"/>
    <style:style style:name="T47" style:parent-style-name="Policepardéfaut" style:family="text">
      <style:text-properties fo:font-weight="bold" style:font-weight-asian="bold" style:font-weight-complex="bold"/>
    </style:style>
    <style:style style:name="P48" style:parent-style-name="Normal" style:list-style-name="LFO7" style:family="paragraph"/>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office:automatic-styles>
  <office:body>
    <office:text text:use-soft-page-breaks="true">
      <text:p text:style-name="P1">Rapport d'Itération – Projet Application de Gestion de Tâches</text:p>
      <text:p text:style-name="P2"/>
      <text:p text:style-name="P3"><text:span text:style-name="T4">Projet : Application de Gestion de Tâches</text:span><text:line-break/><text:span text:style-name="T5">Itération :</text:span><text:span text:style-name="T6"><text:s/>4</text:span><text:line-break/><text:span text:style-name="T7">Groupe :<text:s/></text:span><text:span text:style-name="T8">Marchal Enzo, Nacime Laghezali, Cabot Matthieu, Vincent Julien</text:span><text:line-break/><text:span text:style-name="T9">Date :<text:s/></text:span><text:span text:style-name="T10">06/01/2026</text:span></text:p>
      <text:p text:style-name="P11"/>
      <text:p text:style-name="P12">1. Objectif de l'itération</text:p>
      <text:p text:style-name="Normal">Dans cette quatrième itération, notre objectif principal était d'enrichir l'expérience utilisateur en offrant de nouvelles manières de visualiser et structurer les données. Nous avons introduit<text:s/>une<text:s/><text:span text:style-name="T13">Vue Liste</text:span><text:s/>et en permettant la<text:s/><text:span text:style-name="T14">gestion complète des projets</text:span>.</text:p>
      <text:p text:style-name="Normal">Un autre axe majeur a été l'implémentation de la hiérarchie des tâches (<text:span text:style-name="T15">sous-tâches</text:span>). Enfin, nous avons travaillé sur la finition de l'interface (Graphe de scène, détails des étiquettes) pour rendre l'application plus complète.</text:p>
      <text:p text:style-name="P16">2. Fonctionnalités et cas d'utilisation</text:p>
      <text:p text:style-name="Normal">Les fonctionnalités ci-dessous résument le travail effectué :</text:p>
      <text:p text:style-name="Normal"><text:span text:style-name="T17">Gestion des Projets</text:span></text:p>
      <text:list text:style-name="LFO1" text:continue-numbering="true">
        <text:list-item>
          <text:p text:style-name="P18"><text:span text:style-name="T19">Objectif :</text:span><text:s/>Permettre à l'utilisateur de créer, sélectionner et gérer différents projets distincts, chacun ayant ses propres colonnes et tâches.</text:p>
        </text:list-item>
        <text:list-item>
          <text:p text:style-name="P20"><text:span text:style-name="T21">Déroulement :</text:span><text:s/>L'utilisateur peut créer un nouveau projet ou basculer d'un projet à l'autre via l'interface. Le contexte global de l'application se met à jour pour afficher les données du projet actif.</text:p>
        </text:list-item>
        <text:list-item>
          <text:p text:style-name="P22"><text:span text:style-name="T23">Dév :</text:span><text:s/>Matthieu</text:p>
        </text:list-item>
      </text:list>
      <text:p text:style-name="Normal"><text:span text:style-name="T24">Implémentation de la Vue Liste</text:span></text:p>
      <text:list text:style-name="LFO2" text:continue-numbering="true">
        <text:list-item>
          <text:p text:style-name="P25"><text:span text:style-name="T26">Objectif :</text:span><text:s/>possibilité d’avoir une vue par date des taches</text:p>
        </text:list-item>
        <text:list-item>
          <text:p text:style-name="P27"><text:span text:style-name="T28">Déroulement :</text:span><text:s/>L'utilisateur change de mode d'affichage. Les tâches ne sont plus triées par colonnes<text:s/>à faire, en cours et fini<text:s/>mais sous forme de liste<text:s/>de date.</text:p>
        </text:list-item>
        <text:list-item>
          <text:p text:style-name="P29"><text:span text:style-name="T30">Dév :</text:span><text:s/>Enzo<text:s/></text:p>
        </text:list-item>
      </text:list>
      <text:p text:style-name="Normal"/>
      <text:p text:style-name="Normal"/>
      <text:soft-page-break/>
      <text:p text:style-name="Normal"><text:span text:style-name="T31">Gestion des sous-tâches (Hiérarchie)</text:span></text:p>
      <text:list text:style-name="LFO3" text:continue-numbering="true">
        <text:list-item>
          <text:p text:style-name="P32"><text:span text:style-name="T33">Objectif :</text:span><text:s/>Permettre de décomposer une tâche en plusieurs sous-tâches<text:s/></text:p>
        </text:list-item>
        <text:list-item>
          <text:p text:style-name="P34"><text:span text:style-name="T35">Déroulement :</text:span><text:s/>l'utilisateur peut ajouter des sous-tâches. Celles-ci sont sauvegardées en base avec une relation de parenté (Tâche Mère / Tâche Fille).</text:p>
        </text:list-item>
        <text:list-item>
          <text:p text:style-name="P36"><text:span text:style-name="T37">Dév :</text:span><text:s/>Matthieu,<text:s/>Julien</text:p>
        </text:list-item>
      </text:list>
      <text:p text:style-name="Normal"><text:span text:style-name="T38">Finition Vue détaillée (Étiquettes)</text:span></text:p>
      <text:list text:style-name="LFO5" text:continue-numbering="true">
        <text:list-item>
          <text:p text:style-name="P39"><text:span text:style-name="T40">Objectif :</text:span><text:s/><text:s/>Possibilité d’ajout te visualisation des étiquettes d’une tache dans la vue kanban et dans la vue détaillée d’une tache.</text:p>
        </text:list-item>
        <text:list-item>
          <text:p text:style-name="P41"><text:span text:style-name="T42">Déroulement :</text:span><text:s/>L'affichage des étiquettes dans la vue détaillée<text:s/>avec la possibilité d’en créer plusieurs.</text:p>
        </text:list-item>
        <text:list-item>
          <text:p text:style-name="P43"><text:span text:style-name="T44">Dév :</text:span><text:s/>Nacime<text:s/></text:p>
        </text:list-item>
      </text:list>
      <text:p text:style-name="Normal"/>
      <text:p text:style-name="Normal"/>
      <text:p text:style-name="P45">3. Diagramme de classes et choix de conception</text:p>
      <text:list text:style-name="LFO6" text:continue-numbering="true">
        <text:list-item>
          <text:p text:style-name="P46">Ajout d'une<text:s/>interface<text:s/>qui permet de mutualiser les differente vue cree<text:s/>afin<text:s/>de<text:s/>pouvoir<text:s/>switcher entre différentes<text:s/>vue<text:s/>d'affichage (Kanban ou Liste) tout en<text:s/>utilisant<text:s/>les mêmes données du modèle.</text:p>
        </text:list-item>
      </text:list>
      <text:p text:style-name="Normal"><text:span text:style-name="T47">Patrons utilisés</text:span> :</text:p>
      <text:list text:style-name="LFO7" text:continue-numbering="true">
        <text:list-item>
          <text:p text:style-name="P48"><text:span text:style-name="T49">Composite :</text:span><text:s/>C'est le patron pour la<text:s/><text:span text:style-name="T50">Gestion des sous-tâches</text:span>. Il nous permet de traiter une tâche individuelle et un groupe de sous-tâches de manière uniforme. Une tâche peut être composée d'autres tâches.</text:p>
        </text:list-item>
      </text:list>
      <text:p text:style-name="P51"/>
      <text:p text:style-name="P52">4. Bilan de l'itération</text:p>
      <text:p text:style-name="Normal">Pour cette itération 4, nous ne sommes plus limités à un seul<text:s/>projet<text:s/>: l'utilisateur peut gérer<text:s/><text:span text:style-name="T53">plusieurs projets</text:span><text:s/>et choisir sa<text:s/><text:span text:style-name="T54">vue préférée</text:span><text:s/>(Liste ou Kanban). Techniquement, l'ajout des<text:s/><text:span text:style-name="T55">sous-tâches</text:span><text:s/>via le pattern Composite a été le gros morceau, rendant le modèle de données beaucoup plus puissant.</text:p>
      <text:p text:style-name="P56"/>
      <text:p text:style-name="P57"/>
      <text:p text:style-name="P58"/>
      <text:p text:style-name="P59"/>
      <text:soft-page-break/>
      <text:p text:style-name="P60">5. Bugs et difficultés</text:p>
      <text:p text:style-name="Normal">L'implémentation de la<text:s/><text:span text:style-name="T61">Gestion des sous-tâches</text:span><text:s/>a posé quelques difficultés au niveau de la persistance (DAO). Il fallait s'assurer que lorsqu'on supprime une tâche mère, les sous-tâches soient gérées correctement (suppression en cascade ou orphelines) pour éviter les incohérences en base de données. Nous avons aussi eu quelques soucis d'affichage sur le<text:s/><text:span text:style-name="T62">Graphe de Scène</text:span><text:s/>lors du basculement entre la Vue Liste et la Vue Dashboard : certains éléments de l'interface ne se rafraichissaient pas immédiatement, nécessitant de revoir la gestion des événements (listeners) sur le modèle. Enfin, la coordination entre les développeurs sur la gestion des conflits Git a été un peu plus complexe avec l'ajout simultané de nouvelles vues et de modifications profondes du modèle (Projet/Sous-tâch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cime Laghezali</meta:initial-creator>
    <dc:creator>Nacime Laghezali</dc:creator>
    <meta:creation-date>2026-01-06T10:24:00Z</meta:creation-date>
    <dc:date>2026-01-06T10:39:00Z</dc:date>
    <meta:template xlink:href="Normal.dotm" xlink:type="simple"/>
    <meta:editing-cycles>1</meta:editing-cycles>
    <meta:editing-duration>PT840S</meta:editing-duration>
    <meta:document-statistic meta:page-count="3" meta:paragraph-count="7" meta:word-count="561" meta:character-count="3644" meta:row-count="25" meta:non-whitespace-character-count="3090"/>
  </office:meta>
</office:document-meta>
</file>